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style:font-name="Arial Black" fo:font-size="12pt"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style:font-name="Arial Black" fo:font-size="15pt" fo:font-weight="bold" style:font-size-asian="13pt" style:font-weight-asian="bold" style:font-size-complex="15pt" style:font-weight-complex="bold"/>
    </style:style>
    <style:style style:name="T3" style:family="text">
      <style:text-properties style:font-name="Arial Black" fo:font-size="1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svg:stroke-width="0.101cm" svg:stroke-color="#3465a4" draw:marker-start-width="0.499cm" draw:marker-end="Arrow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24cm" fo:min-width="4.8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2.069cm" fo:min-width="5.50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3465a4" draw:marker-start-width="0.499cm" draw:marker-end="Arrow" draw:marker-end-width="0.45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3465a4" draw:marker-start-width="0.349cm" draw:marker-end-width="0.349cm" draw:fill="solid" draw:fill-color="#ffffff" draw:textarea-horizontal-align="justify" draw:textarea-vertical-align="middle" draw:auto-grow-height="false" fo:min-height="0.917cm" fo:min-width="3.69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2cm" fo:min-width="4.7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18cm" fo:min-width="5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18cm" fo:min-width="4.7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18cm" fo:min-width="7.4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3465a4" draw:marker-start-width="0.499cm" draw:marker-end-width="0.499cm" draw:fill="solid" draw:fill-color="#ffffff" draw:textarea-horizontal-align="justify" draw:textarea-vertical-align="middle" draw:auto-grow-height="false" fo:min-height="0.818cm" fo:min-width="4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lakzat1" draw:style-name="gr11" draw:text-style-name="P4" svg:width="4.894cm" svg:height="0.918cm" svg:x="11.236cm" svg:y="0.594cm"><text:p text:style-name="P1"><text:span text:style-name="T4">Headstation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Alakzat1" draw:style-name="gr11" draw:text-style-name="P4" svg:width="4.894cm" svg:height="0.918cm" svg:x="5.479cm" svg:y="3.477cm"><text:p text:style-name="P1"><text:span text:style-name="T4">Cities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" draw:name="Alakzat2" draw:style-name="gr1" draw:text-style-name="P1" svg:x1="13.549cm" svg:y1="1.512cm" svg:x2="7.751cm" svg:y2="3.477cm"><text:p/></draw:line><draw:custom-shape text:anchor-type="paragraph" draw:z-index="3" draw:name="Alakzat1" draw:style-name="gr9" draw:text-style-name="P4" svg:width="4.896cm" svg:height="0.918cm" svg:x="11.259cm" svg:y="3.477cm"><text:p text:style-name="P1"><text:span text:style-name="T4">Pack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Alakzat1" draw:style-name="gr10" draw:text-style-name="P4" svg:width="7.578cm" svg:height="0.918cm" svg:x="16.969cm" svg:y="10.322cm"><text:p text:style-name="P1"><text:span text:style-name="T4">PackagesProgramsAnalog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Alakzat1" draw:style-name="gr10" draw:text-style-name="P4" svg:width="7.578cm" svg:height="0.918cm" svg:x="2.699cm" svg:y="10.349cm"><text:p text:style-name="P1"><text:span text:style-name="T4">PackagesProgramsDigital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Alakzat1" draw:style-name="gr9" draw:text-style-name="P4" svg:width="4.896cm" svg:height="0.918cm" svg:x="11.633cm" svg:y="14.94cm"><text:p text:style-name="P1"><text:span text:style-name="T4">Program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Alakzat1" draw:style-name="gr9" draw:text-style-name="P4" svg:width="4.896cm" svg:height="0.918cm" svg:x="2.639cm" svg:y="13.575cm"><text:p text:style-name="P1"><text:span text:style-name="T4">Langu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Alakzat1" draw:style-name="gr9" draw:text-style-name="P4" svg:width="4.896cm" svg:height="0.918cm" svg:x="2.604cm" svg:y="16.362cm"><text:p text:style-name="P1"><text:span text:style-name="T4">Features</text:span></text:p><draw:enhanced-geometry svg:viewBox="0 0 21600 21600" draw:type="rectangle" draw:enhanced-path="M 0 0 L 21600 0 21600 21600 0 21600 0 0 Z N"/></draw:custom-shape><draw:custom-shape text:anchor-type="paragraph" draw:z-index="9" draw:name="Alakzat1" draw:style-name="gr8" draw:text-style-name="P4" svg:width="6cm" svg:height="0.918cm" svg:x="19.022cm" svg:y="14.94cm"><text:p text:style-name="P1"><text:span text:style-name="T4">MulticastSourc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Alakzat1" draw:style-name="gr7" draw:text-style-name="P2" svg:width="4.897cm" svg:height="0.92cm" svg:x="2.732cm" svg:y="6.562cm"><text:p text:style-name="P1"><text:span text:style-name="T1">AC Key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Alakzat1" draw:style-name="gr2" draw:text-style-name="P2" svg:width="4.903cm" svg:height="0.923cm" svg:x="19.655cm" svg:y="6.327cm"><text:p text:style-name="P1"><text:span text:style-name="T1">Band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Alakzat1" draw:style-name="gr6" draw:text-style-name="P4" svg:width="3.696cm" svg:height="0.918cm" svg:x="11.762cm" svg:y="10.321cm"><text:p text:style-name="P1"><text:span text:style-name="T4">Versions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3" draw:name="Alakzat3" draw:style-name="gr1" draw:text-style-name="P1" svg:x1="13.548cm" svg:y1="1.512cm" svg:x2="13.559cm" svg:y2="3.477cm"><text:p/></draw:line><draw:line text:anchor-type="paragraph" draw:z-index="14" draw:name="Alakzat5" draw:style-name="gr1" draw:text-style-name="P1" svg:x1="13.592cm" svg:y1="4.394cm" svg:x2="5.889cm" svg:y2="10.349cm"><text:p/></draw:line><draw:line text:anchor-type="paragraph" draw:z-index="15" draw:name="Alakzat6" draw:style-name="gr1" draw:text-style-name="P1" svg:x1="13.592cm" svg:y1="4.394cm" svg:x2="21.199cm" svg:y2="10.322cm"><text:p/></draw:line><draw:line text:anchor-type="paragraph" draw:z-index="16" draw:name="Alakzat7" draw:style-name="gr1" draw:text-style-name="P1" svg:x1="13.812cm" svg:y1="14.94cm" svg:x2="21.106cm" svg:y2="11.266cm"><text:p/></draw:line><draw:line text:anchor-type="paragraph" draw:z-index="17" draw:name="Alakzat8" draw:style-name="gr1" draw:text-style-name="P1" svg:x1="13.813cm" svg:y1="14.94cm" svg:x2="6.016cm" svg:y2="11.265cm"><text:p/></draw:line><draw:line text:anchor-type="paragraph" draw:z-index="18" draw:name="Alakzat9" draw:style-name="gr4" draw:text-style-name="P1" svg:x1="13.656cm" svg:y1="11.265cm" svg:x2="13.813cm" svg:y2="14.94cm"><text:p/></draw:line><draw:line text:anchor-type="paragraph" draw:z-index="19" draw:name="Alakzat10" draw:style-name="gr4" draw:text-style-name="P1" svg:x1="13.656cm" svg:y1="11.265cm" svg:x2="22.273cm" svg:y2="14.94cm"><text:p/></draw:line><draw:line text:anchor-type="paragraph" draw:z-index="20" draw:name="Alakzat11" draw:style-name="gr4" draw:text-style-name="P1" svg:x1="15.456cm" svg:y1="10.763cm" svg:x2="16.969cm" svg:y2="10.763cm"><text:p/></draw:line><draw:line text:anchor-type="paragraph" draw:z-index="21" draw:name="Alakzat12" draw:style-name="gr4" draw:text-style-name="P1" svg:x1="11.761cm" svg:y1="10.853cm" svg:x2="10.276cm" svg:y2="10.822cm"><text:p/></draw:line><draw:line text:anchor-type="paragraph" draw:z-index="22" draw:name="Alakzat13" draw:style-name="gr5" draw:text-style-name="P1" svg:x1="5.225cm" svg:y1="7.481cm" svg:x2="5.225cm" svg:y2="10.349cm"><text:p/></draw:line><draw:line text:anchor-type="paragraph" draw:z-index="23" draw:name="Alakzat14" draw:style-name="gr1" draw:text-style-name="P1" svg:x1="22.243cm" svg:y1="7.25cm" svg:x2="22.243cm" svg:y2="10.323cm"><text:p/></draw:line><draw:line text:anchor-type="paragraph" draw:z-index="24" draw:name="Alakzat15" draw:style-name="gr1" draw:text-style-name="P1" svg:x1="7.533cm" svg:y1="14.08cm" svg:x2="11.632cm" svg:y2="15.324cm"><text:p/></draw:line><draw:line text:anchor-type="paragraph" draw:z-index="25" draw:name="Alakzat16" draw:style-name="gr1" draw:text-style-name="P1" svg:x1="7.498cm" svg:y1="16.836cm" svg:x2="11.632cm" svg:y2="15.324cm"><text:p/></draw:line><draw:line text:anchor-type="paragraph" draw:z-index="26" draw:name="Alakzat17" draw:style-name="gr4" draw:text-style-name="P1" svg:x1="13.655cm" svg:y1="11.265cm" svg:x2="7.533cm" svg:y2="13.575cm"><text:p/></draw:line><draw:line text:anchor-type="paragraph" draw:z-index="27" draw:name="Alakzat18" draw:style-name="gr4" draw:text-style-name="P1" svg:x1="13.655cm" svg:y1="11.237cm" svg:x2="7.498cm" svg:y2="16.362cm"><text:p/></draw:line><draw:line text:anchor-type="paragraph" draw:z-index="28" draw:name="Alakzat14" draw:style-name="gr1" draw:text-style-name="P1" svg:x1="19.022cm" svg:y1="15.445cm" svg:x2="16.527cm" svg:y2="15.445cm"><text:p/></draw:line><draw:line text:anchor-type="paragraph" draw:z-index="29" draw:name="Alakzat4" draw:style-name="gr4" draw:text-style-name="P1" svg:x1="13.592cm" svg:y1="10.321cm" svg:x2="13.592cm" svg:y2="4.491cm"><text:p/></draw:line><draw:custom-shape text:anchor-type="paragraph" draw:z-index="30" draw:name="Alakzat1" draw:style-name="gr3" draw:text-style-name="P3" svg:width="5.508cm" svg:height="2.07cm" svg:x="-0.041cm" svg:y="-0.083cm"><text:p text:style-name="P1"><text:span text:style-name="T2">Channels 4</text:span><text:span text:style-name="T3"><text:line-break/></text:span><text:span text:style-name="T3">2021.11.10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name="Alakzat1" draw:style-name="gr2" draw:text-style-name="P2" svg:width="4.903cm" svg:height="0.923cm" svg:x="19.609cm" svg:y="3.454cm"><text:p text:style-name="P1"><text:span text:style-name="T1">Packagegroups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32" draw:name="Alakzat14" draw:style-name="gr1" draw:text-style-name="P1" svg:x1="19.609cm" svg:y1="3.911cm" svg:x2="16.154cm" svg:y2="3.936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0T14:38:02.102000000</meta:creation-date>
    <dc:date>2021-11-10T15:16:04.419000000</dc:date>
    <meta:editing-duration>PT22M</meta:editing-duration>
    <meta:editing-cycles>18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